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Úvod</text:h>
      <text:p text:style-name="Text_20_body">Při simulacích se často používají náhodné jevy či procesy, neboť některé části modelů jsou neurčité nebo je neumíme popsat jinak. Jedná se například o popisy příchodů (např. zákazníků) v systémech hromadné obsluhy, výskytu poruch nebo katastrof, určení doby obsluhy či doby životnosti nějakého zařízení. Především pro tvorbu simulačních modelů je tedy potřeba nástroj, který v průběhu simulace zajistí požadovanou náhodnost a to pokud možno rychle a přesně. Právě takovým nástrojem je zde dokumentovaná knihovna pro generování pseudonáhodných čísel nabízející tvůrci simulačního modelu na výběr z několika rozložení pravděpodobnosti výskytu žádané náhody.</text:p>
      <text:p text:style-name="Text_20_body">Generátor pseudonáhodných čísel je program, jehož výstupem je deterministicky a efektivně určená posloupnost čísel taková, že je statisticky k nerozeznání od náhodné posloupnosti čísel [Wiki]. Cílem této knihovny je vytvořit implementaci generátoru pseudonáhodných čísel, takže bude snadno použitelná v simulačních modelech nebo jiných, náhodnost požadujících, programech.</text:p>
      <text:h text:style-name="Heading_20_2" text:outline-level="2">Zdroje faktů</text:h>
      <text:p text:style-name="Text_20_body">Problematika generování náhodnosti je poměrně dobře popsána a to jak samotné generování pseudonáhodných čísel v rovnoměrném rozložení, tak také transformace z rovnoměrného rozložení do jiných žádaných rozložení.</text:p>
      <text:p text:style-name="Text_20_body">Co se týče generování pseudonáhodných čísel, byly díky použitému generátoru s názvem Mersenne Twister hlavním zdrojem informací odborný článek <text:span text:style-name="T1">Mersenne Twister: A 623-dimensionally equidistributed uniform pseudorandom number generator</text:span> [Matsumoto] a osobní stránka jeho tvůrce, profesora Makoto Matsumota [Matsumoto2].</text:p>
      <text:p text:style-name="Text_20_body">Transformace mezi pravděpodobnostními rozloženími si vyžádaly více faktických zdrojů, ovšem tím stěžejním byla kniha <text:span text:style-name="T1">Numerical Recipes</text:span> [NR], která k tématu poskytla obsáhlé ba až vyčerpávající informace. V některých případech bylo nahlédnuto do odborných vědeckých článků, na něž bude ve vhodnou dobu upozorněno.</text:p>
      <text:h text:style-name="Heading_20_2" text:outline-level="2">Testování knihovny</text:h>
      <text:p text:style-name="Text_20_body"/>
      <text:h text:style-name="Heading_20_1" text:outline-level="1">Rozbor tématu a použitých metod</text:h>
      <text:p text:style-name="Text_20_body">Jak už mohlo vyplynout z úvodu, dá se knihovna dekomponovat na dva dílčí podproblémy. Jedním z nich je generování pseudonáhodných čísel v rovnoměrném rozdělení pravděpodobnosti, druhým pak transformace rovnoměrného rozdělení pravděpodobnosti na jiná rozdělení. Zmíněnou dekompozici bude sledovat i struktura této kapitoly.</text:p>
      <text:h text:style-name="Heading_20_2" text:outline-level="2">Rovnoměrné rozdělení</text:h>
      <text:p text:style-name="Text_20_body">V teorii modelování a simulací se normalizované rovnoměrné rozdělení bere jako základ pro generování dalších rozdělení [IMS, slide 92]. Dobrá knihovna pro generování pseudonáhodných čísel by tedy měla implementovat zvláště dobře právě generátor pro toto rozdělení, protože na něm závisí i kvalita čísel vygenerovaných pomocí jiných rozdělení pravděpodobnosti. Přitom <text:span text:style-name="T1">zvláště dobře</text:span> implementovaný (či navrhnutý) zde znamená rychlý, s co nejdelší periodou (počet čísel, po kterých se posloupnost začne opakovat) a se statisticky nezávisle generovanou posloupností [IMS, slide 104].</text:p>
      <text:p text:style-name="Text_20_body">Algoritmů pro generování pseudonáhodných čísel v rovnoměrném rozdělení je celá řada, avšak ne všechny mají <text:span text:style-name="T1">zvláště dobré</text:span><text:span text:style-name="T2"> vlastnosti. V souvislosti se </text:span><text:span text:style-name="T1">zvláště dobrými</text:span><text:span text:style-name="T2"> algoritmy se v poslední </text:span><text:soft-page-break/><text:span text:style-name="T2">dekádě mluví především o algoritmu Mersenne Twister [IMS, slide 104], známým též jako MT19937 [Matsumoto], který nejenže má velmi velkou periodu 2^19937 – 1, ale je také velmi rychlý a to i v porovnání s výpočetně jednoduchým lineárně kongruentním generátorem (oproti němu je však paměťově náročnější) [Matsumoto, str. 4]. Přes jistou nevýhodu, kterou je jeho nepoužitelnost pro kryptografické účely (pokud získáme posloupnost určité délky, můžeme odvodit zbytek) [Matsumoto, str. 5], byl tento algoritmus vybrán, neboť knihovna najde své použití spíše při tvorbě simulačních modelů, kde zmíněný nedostatek nevadí.</text:span></text:p>
      <text:p text:style-name="Text_20_body"><text:span text:style-name="T2">Jako alternativa k algoritmu Mersenne Twister se nabízel algoritmus Complimentary-multiply-with-carry, od výzkumníka na poli generátorů pseudonáhodných čísel George Marsaglii (též autor tzv. Diehard testů). Jeho algoritmus má větší periodu (2^131086), je rychlejší, ale paměťově náročnější [jomasm, str. 8]. Přestože byl vybrán Mersenne Twister (pro lepší dohledatelnost a větší známost), knihovnu lze jednoduše přizpůsobit i pro CMWC algoritmus, o čemž je pojednáno dále.</text:span></text:p>
      <text:h text:style-name="Heading_20_2" text:outline-level="2"><text:span text:style-name="T2">Transformace rovnoměrného rozdělení na jiná rozdělení</text:span></text:h>
      <text:p text:style-name="Text_20_body"><text:span text:style-name="T2">Rozdělení, která knihovna podporuje, jsou následující: Rovnoměrné, exponenciální, normální, Weibullovo, Poissonovo a <text:s text:c="2"/>. Pro různá rozdělení byly použity různé metody transformace z výchozího rovnoměrného rozložen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09T11:45:27</meta:creation-date>
    <dc:date>2010-12-09T21:23:03</dc:date>
    <meta:editing-duration>PT08H34M34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2" meta:paragraph-count="16" meta:word-count="584" meta:character-count="4397"/>
  </office:meta>
</office:document-meta>
</file>